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Standard" style:list-style-name="L1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composer.json </text:p>
      <text:p text:style-name="P4"/>
      <text:p text:style-name="P4"><text:s text:c="4"/>"require": {</text:p>
      <text:p text:style-name="P4">...</text:p>
      <text:p text:style-name="P4"><text:s text:c="8"/>"<text:span text:style-name="T1">beberlei/DoctrineExtensions": "dev-master"</text:span></text:p>
      <text:p text:style-name="P4"><text:s text:c="4"/>},</text:p>
      <text:p text:style-name="P4"/>
      <text:p text:style-name="P4"/>
      <text:p text:style-name="P1">php composer.phar update beberlei/DoctrineExtensions</text:p>
      <text:p text:style-name="P4"/>
      <text:p text:style-name="P4"/>
      <text:list xml:id="list37187342" text:style-name="L1">
        <text:list-header>
          <text:p text:style-name="P6"/>
        </text:list-header>
        <text:list-item>
          <text:p text:style-name="P6">app\config\config.yml </text:p>
        </text:list-item>
      </text:list>
      <text:p text:style-name="P4"/>
      <text:p text:style-name="P4"/>
      <text:p text:style-name="P4"><text:s text:c="4"/>orm:</text:p>
      <text:p text:style-name="P4"><text:s text:c="8"/>auto_generate_proxy_classes: "%kernel.debug%"</text:p>
      <text:p text:style-name="P4"><text:s text:c="8"/>naming_strategy: doctrine.orm.naming_strategy.underscore</text:p>
      <text:p text:style-name="P4"><text:s text:c="8"/>auto_mapping: true</text:p>
      <text:p text:style-name="P2"><text:s text:c="8"/>dql:</text:p>
      <text:p text:style-name="P2"><text:s text:c="12"/>string_functions:</text:p>
      <text:p text:style-name="P2"><text:s text:c="16"/>MONTH: DoctrineExtensions\Query\Mysql\Month</text:p>
      <text:p text:style-name="P2"><text:s text:c="16"/>YEAR: DoctrineExtensions\Query\Mysql\Year</text:p>
      <text:p text:style-name="P4"/>
      <text:p text:style-name="P4"/>
      <text:p text:style-name="P4">src\BlogBundle\Resources\config\routing.yml</text:p>
      <text:p text:style-name="P2">blog_archive:</text:p>
      <text:p text:style-name="P2"><text:s text:c="4"/>path: <text:s text:c="4"/>/archive/{year}/{month}</text:p>
      <text:p text:style-name="P2"><text:s text:c="4"/>defaults: { _controller: "BlogBundle:Post:archive" }</text:p>
      <text:p text:style-name="P4"/>
      <text:p text:style-name="P4">src\BlogBundle\Controller\PostController.php</text:p>
      <text:p text:style-name="P4"/>
      <text:p text:style-name="P4"><text:s text:c="4"/>public function indexAction(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$entities = $em-&gt;getRepository('BlogBundle:Post')-&gt;findAll();</text:p>
      <text:p text:style-name="P4"><text:s text:c="8"/></text:p>
      <text:p text:style-name="P4"><text:s text:c="8"/>//$query = $em-&gt;createQuery('SELECT c FROM BlogBundle:Category c LEFT JOIN c.posts p WHERE p.category = c.id');</text:p>
      <text:p text:style-name="P4"><text:s text:c="8"/>//$categories = $query-&gt;getResult();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><text:s text:c="8"/></text:p>
      <text:p text:style-name="P4"><text:s text:c="8"/>return $this-&gt;render('BlogBundle:Post:index.html.twig', array(</text:p>
      <text:p text:style-name="P4"><text:s text:c="12"/>'entities' =&gt; $entities,</text:p>
      <text:p text:style-name="P4"><text:s text:c="12"/>'categories' =&gt; $categories,</text:p>
      <text:p text:style-name="P4"><text:s text:c="12"/>'tags' =&gt; $tags,</text:p>
      <text:p text:style-name="P4"><text:s text:c="11"/><text:span text:style-name="T1"><text:s/>'archives' =&gt; $archives,</text:span></text:p>
      <text:p text:style-name="P4"><text:s text:c="8"/>));</text:p>
      <text:p text:style-name="P4"><text:s text:c="4"/>}</text:p>
      <text:p text:style-name="P4"><text:s/></text:p>
      <text:p text:style-name="P2"><text:s text:c="4"/>public function archiveAction($year, $month)</text:p>
      <text:p text:style-name="P2"><text:s text:c="4"/>{</text:p>
      <text:p text:style-name="P2"><text:s text:c="8"/>$em = $this-&gt;getDoctrine()-&gt;getManager();</text:p>
      <text:p text:style-name="P2"><text:s text:c="8"/></text:p>
      <text:p text:style-name="P2"><text:soft-page-break/><text:s text:c="8"/>$archives = $em-&gt;getRepository('BlogBundle:Post')-&gt;getPostFromArchives($year, $month);</text:p>
      <text:p text:style-name="P2"><text:s text:c="8"/></text:p>
      <text:p text:style-name="P2"><text:s text:c="8"/>$archive = date("F Y", mktime($month, $year));</text:p>
      <text:p text:style-name="P2"><text:s text:c="8"/></text:p>
      <text:p text:style-name="P2"><text:s text:c="8"/>return $this-&gt;render('BlogBundle:Post:archive.html.twig', array(</text:p>
      <text:p text:style-name="P2"><text:s text:c="12"/>'archive' =&gt; $archive,</text:p>
      <text:p text:style-name="P2"><text:s text:c="12"/>'archives' =&gt; $archives,</text:p>
      <text:p text:style-name="P2"><text:s text:c="8"/>));</text:p>
      <text:p text:style-name="P2"><text:s text:c="4"/>}</text:p>
      <text:p text:style-name="P4"/>
      <text:p text:style-name="P4"/>
      <text:p text:style-name="P4">src\BlogBundle\Repository\PostRepository.php</text:p>
      <text:p text:style-name="P4"/>
      <text:p text:style-name="P2"><text:s text:c="4"/>public function getArchives()</text:p>
      <text:p text:style-name="P3"><text:s text:c="4"/>{</text:p>
      <text:p text:style-name="P3"><text:s text:c="8"/>//SELECT year(published_at),month(published_at),count(published_at) FROM `post` group by year(published_at), month(published_at)</text:p>
      <text:p text:style-name="P3"><text:s text:c="8"/></text:p>
      <text:p text:style-name="P3"><text:s text:c="8"/>$qb = $this-&gt;createQueryBuilder('p')</text:p>
      <text:p text:style-name="P3"><text:s text:c="12"/>-&gt;select('p.published_at as publishedat, YEAR(p.published_at) as year, MONTH(p.published_at) as month, COUNT(p.published_at) as post')</text:p>
      <text:p text:style-name="P3"><text:s text:c="12"/>-&gt;groupBy('year')</text:p>
      <text:p text:style-name="P3"><text:s text:c="12"/>-&gt;groupBy('month')</text:p>
      <text:p text:style-name="P3"><text:s text:c="12"/>-&gt;orderBy('p.published_at', 'DESC');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2"><text:s text:c="4"/></text:p>
      <text:p text:style-name="P2"><text:s text:c="4"/>public function getPostFromArchives($year = null, $month = null)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 text:c="8"/>if($year)</text:p>
      <text:p text:style-name="P3"><text:s text:c="8"/>{</text:p>
      <text:p text:style-name="P3"><text:s text:c="12"/>$qb-&gt;andWhere('YEAR(p.published_at) = :year')</text:p>
      <text:p text:style-name="P3"><text:s text:c="14"/>-&gt;setParameter('year', $year);</text:p>
      <text:p text:style-name="P3"><text:s text:c="8"/>}</text:p>
      <text:p text:style-name="P3"><text:s text:c="8"/></text:p>
      <text:p text:style-name="P3"><text:s text:c="8"/>if($month)</text:p>
      <text:p text:style-name="P3"><text:s text:c="8"/>{</text:p>
      <text:p text:style-name="P3"><text:s text:c="12"/>$qb-&gt;andWhere('MONTH(p.published_at) = :month')</text:p>
      <text:p text:style-name="P3"><text:s text:c="14"/>-&gt;setParameter('month', $month);</text:p>
      <text:p text:style-name="P3"><text:s text:c="8"/>}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4"><text:s text:c="4"/></text:p>
      <text:p text:style-name="P2"/>
      <text:p text:style-name="P4"/>
      <text:p text:style-name="P4">src\BlogBundle\Resources\views\Post\_sidebar.html.twig </text:p>
      <text:p text:style-name="P4"/>
      <text:p text:style-name="P3"><text:s text:c="4"/>&lt;!-- Tab panes --&gt;</text:p>
      <text:p text:style-name="P3"><text:s text:c="4"/>&lt;div class="tab-content"&gt;</text:p>
      <text:p text:style-name="P3"><text:s text:c="8"/>&lt;div class="tab-pane fade in active" id="categories"&gt;</text:p>
      <text:p text:style-name="P3"><text:s text:c="12"/>&lt;div class="list-group"&gt;</text:p>
      <text:p text:style-name="P3"><text:s text:c="16"/>&lt;a class="list-group-item" href="{{ path('post') }}"&gt;All&lt;/a&gt;</text:p>
      <text:p text:style-name="P3"><text:s text:c="16"/>{% for category in categories %}</text:p>
      <text:p text:style-name="P3"><text:s text:c="16"/>&lt;a class="list-group-item" href="{{ path('blog_category', { 'slug': category.slug }) }}"&gt; {{ category.name }}&lt;/a&gt;</text:p>
      <text:p text:style-name="P3"><text:soft-page-break/><text:s text:c="16"/>{% endfor %}</text:p>
      <text:p text:style-name="P3"><text:s text:c="12"/>&lt;/div&gt;</text:p>
      <text:p text:style-name="P3"><text:s text:c="8"/>&lt;/div&gt;</text:p>
      <text:p text:style-name="P3"><text:s text:c="8"/>&lt;div class="tab-pane fade" id="tags"&gt;</text:p>
      <text:p text:style-name="P3"><text:s text:c="12"/>&lt;div class="list-group"&gt;</text:p>
      <text:p text:style-name="P3"><text:s text:c="16"/>{% for tag in tags %}</text:p>
      <text:p text:style-name="P3"><text:s text:c="16"/>&lt;a class="list-group-item" href="{{ path('blog_tag', { 'slug': tag.slug }) }}"&gt;{{ tag.name }}&lt;/a&gt;</text:p>
      <text:p text:style-name="P3"><text:s text:c="16"/>{% endfor %}</text:p>
      <text:p text:style-name="P3"><text:s text:c="12"/>&lt;/div&gt;</text:p>
      <text:p text:style-name="P3"><text:s text:c="8"/>&lt;/div&gt;</text:p>
      <text:p text:style-name="P3"><text:s text:c="8"/>&lt;div class="tab-pane fade" id="archives"&gt;</text:p>
      <text:p text:style-name="P2"><text:s text:c="12"/>&lt;div class="list-group"&gt;</text:p>
      <text:p text:style-name="P2"><text:s text:c="16"/>{% for archive in archives %}</text:p>
      <text:p text:style-name="P2"><text:s text:c="16"/>{# {{ (archive.year ~ '-' ~ archive.month)|date('F Y') }} #}</text:p>
      <text:p text:style-name="P2"><text:s text:c="16"/>&lt;a class="list-group-item" href="{{ path('blog_archive', { 'year': archive.year, 'month': archive.month }) }}"&gt;{{ archive.publishedat|date('F Y') }} ({{ archive.post }})&lt;/a&gt;</text:p>
      <text:p text:style-name="P2"><text:s text:c="16"/>{% endfor %}</text:p>
      <text:p text:style-name="P2"><text:s text:c="12"/>&lt;/div&gt;</text:p>
      <text:p text:style-name="P3"><text:s text:c="8"/>&lt;/div&gt;</text:p>
      <text:p text:style-name="P3"><text:s text:c="4"/>&lt;/div&gt;</text:p>
      <text:p text:style-name="P4"/>
      <text:p text:style-name="P4"><text:span text:style-name="T2">C:\sf2-git-tutorials\blog\src\BlogBundle\Resources\views\Post\</text:span><text:span text:style-name="T1">archive.html.twig</text:span></text:p>
      <text:p text:style-name="P4"/>
      <text:p text:style-name="P4">{% extends 'BlogBundle::base.html.twig' %}</text:p>
      <text:p text:style-name="P4"/>
      <text:p text:style-name="P4">{% block title %}Blog{% endblock %}</text:p>
      <text:p text:style-name="P4"/>
      <text:p text:style-name="P4">{% block stylesheets %}{% endblock %}</text:p>
      <text:p text:style-name="P4"/>
      <text:p text:style-name="P4">{% block javascripts %}{% endblock %}</text:p>
      <text:p text:style-name="P4"/>
      <text:p text:style-name="P4">{% block body -%}</text:p>
      <text:p text:style-name="P4"><text:s text:c="4"/></text:p>
      <text:p text:style-name="P4">&lt;div class="container"&gt;</text:p>
      <text:p text:style-name="P4"><text:s text:c="4"/>&lt;div class="row"&gt; <text:s text:c="3"/></text:p>
      <text:p text:style-name="P4"><text:s text:c="4"/><text:tab/>&lt;div class="col-lg-12"&gt;</text:p>
      <text:p text:style-name="P4"><text:s text:c="12"/>&lt;div class="page-header"&gt;</text:p>
      <text:p text:style-name="P4"><text:s text:c="16"/>&lt;h2&gt;Archive: {{ archive }}&lt;/h2&gt;</text:p>
      <text:p text:style-name="P4"><text:s text:c="12"/>&lt;/div&gt;</text:p>
      <text:p text:style-name="P4"><text:s text:c="12"/>&lt;ul class="breadcrumb"&gt;</text:p>
      <text:p text:style-name="P4"><text:s text:c="16"/>&lt;li&gt;&lt;a href="{{ path('blog_homepage') }}"&gt;Start&lt;/a&gt;&lt;/li&gt;</text:p>
      <text:p text:style-name="P4"><text:s text:c="16"/>&lt;li&gt;&lt;a href="{{ path('post') }}"&gt;Blog&lt;/a&gt;&lt;/li&gt;</text:p>
      <text:p text:style-name="P4"><text:s text:c="16"/>&lt;li class="active"&gt;Archive: {{ archive }}&lt;/li&gt;</text:p>
      <text:p text:style-name="P4"><text:s text:c="12"/>&lt;/ul&gt;</text:p>
      <text:p text:style-name="P4"><text:s text:c="4"/><text:tab/>&lt;/div&gt;</text:p>
      <text:p text:style-name="P4"><text:s text:c="4"/>&lt;/div&gt;</text:p>
      <text:p text:style-name="P4"><text:s text:c="4"/>&lt;div class="row"&gt;</text:p>
      <text:p text:style-name="P4"><text:s text:c="8"/>&lt;div class="col-md-8"&gt;</text:p>
      <text:p text:style-name="P4"><text:s text:c="8"/>{% for entity in archives %}</text:p>
      <text:p text:style-name="P4"><text:s text:c="12"/>&lt;h2&gt;&lt;a href="{{ path('post_show', { 'id': entity.id, 'category': entity.category.slug, 'title': entity.titleslug }) }}"&gt;{{ entity.title|title|raw }}&lt;/a&gt;&lt;/h2&gt;</text:p>
      <text:p text:style-name="P4"><text:s text:c="12"/>&lt;p&gt;</text:p>
      <text:p text:style-name="P4"><text:s text:c="16"/>&lt;i class="fa fa-calendar"&gt;&lt;/i&gt; &lt;a href="#"&gt;{% if entity.publishedat %}{{ entity.publishedat|date('l, F j, Y') }}{% endif %}&lt;/a&gt; | </text:p>
      <text:p text:style-name="P4"><text:s text:c="16"/>&lt;i class="fa fa-user"&gt;&lt;/i&gt; &lt;a href="#"&gt;{{ entity.authoremail }}&lt;/a&gt; |</text:p>
      <text:p text:style-name="P4"><text:s text:c="16"/>&lt;i class="fa fa-share-alt"&gt;&lt;/i&gt; &lt;a href="{{ path('blog_category', { 'slug': entity.category.slug }) }}"&gt;{{ entity.category }}&lt;/a&gt;</text:p>
      <text:p text:style-name="P4"><text:s text:c="12"/>&lt;/p&gt;</text:p>
      <text:p text:style-name="P4"><text:s text:c="12"/>&lt;p&gt;</text:p>
      <text:p text:style-name="P4"><text:s text:c="16"/>{{ entity.excerpt|raw|slice(0, 300) }}</text:p>
      <text:p text:style-name="P4"><text:s text:c="16"/>{{ entity.excerpt|length &gt; 300 ? '[...]' : ''}}</text:p>
      <text:p text:style-name="P4"><text:s text:c="16"/>{#{{ entity.excerpt|length &gt; 300 ? entity.excerpt|raw|slice(0,300) ~ '[...]' : entity.excerpt|raw }}#}</text:p>
      <text:p text:style-name="P4"><text:s text:c="12"/>&lt;/p&gt;</text:p>
      <text:p text:style-name="P4"><text:soft-page-break/><text:s text:c="12"/>&lt;a class="pull-right btn btn-primary" href="{{ path('post_show', { 'id': entity.id, 'category': entity.category.slug, 'title': entity.titleslug }) }}"&gt;Read More &lt;i class="fa fa-angle-right"&gt;&lt;/i&gt;&lt;/a&gt;</text:p>
      <text:p text:style-name="P4"><text:s text:c="12"/>&lt;p&gt;Tag: </text:p>
      <text:p text:style-name="P4"><text:s text:c="12"/>{% for tag in entity.tags %}</text:p>
      <text:p text:style-name="P4"><text:s text:c="16"/>&lt;a class="btn btn-default btn-xs" href="{{ path('blog_tag', { 'slug': tag.slug }) }}"&gt;{{ tag.name }}&lt;/a&gt;</text:p>
      <text:p text:style-name="P4"><text:s text:c="12"/>{% endfor %} </text:p>
      <text:p text:style-name="P4"><text:s text:c="12"/>&lt;/p&gt;</text:p>
      <text:p text:style-name="P4"><text:s text:c="12"/>&lt;div class="clearfix"&gt;&lt;/div&gt;</text:p>
      <text:p text:style-name="P4"><text:s text:c="12"/>&lt;hr/&gt;</text:p>
      <text:p text:style-name="P4"><text:s text:c="8"/>{% endfor %} </text:p>
      <text:p text:style-name="P4"><text:s text:c="8"/>&lt;/div&gt;</text:p>
      <text:p text:style-name="P4"><text:s text:c="8"/>&lt;div class="col-md-4"&gt;</text:p>
      <text:p text:style-name="P4"><text:s text:c="12"/>{# {{ include('BlogBundle:Post:_sidebar.html.twig', { 'categories': categories, 'tags': tags }) }} #}</text:p>
      <text:p text:style-name="P4"><text:s text:c="8"/>&lt;/div&gt;</text:p>
      <text:p text:style-name="P4"><text:s text:c="4"/>&lt;/div&gt;</text:p>
      <text:p text:style-name="P4">&lt;/div&gt;</text:p>
      <text:p text:style-name="P4"/>
      <text:p text:style-name="P4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M35S</meta:editing-duration>
    <meta:editing-cycles>20</meta:editing-cycles>
    <meta:generator>OpenOffice.org/3.3$Win32 OpenOffice.org_project/330m20$Build-9567</meta:generator>
    <dc:date>2015-12-28T17:01:25.16</dc:date>
    <dc:creator>szymon idczak</dc:creator>
    <meta:document-statistic meta:table-count="0" meta:image-count="0" meta:object-count="0" meta:page-count="4" meta:paragraph-count="169" meta:word-count="535" meta:character-count="6731"/>
    <meta:user-defined meta:name="Info 1"/>
    <meta:user-defined meta:name="Info 2"/>
    <meta:user-defined meta:name="Info 3"/>
    <meta:user-defined meta:name="Info 4"/>
  </office:meta>
</office:document-meta>
</file>